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CSV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news (brown)</text:p>
          </table:table-cell>
          <table:table-cell office:value-type="float" office:value="32944793" calcext:value-type="float">
            <text:p>32944793</text:p>
          </table:table-cell>
          <table:table-cell table:formula="of:=[.D9]/1000/60/60" office:value-type="float" office:value="9.15133138888889" calcext:value-type="float">
            <text:p>9.1513313889</text:p>
          </table:table-cell>
          <table:table-cell office:value-type="float" office:value="38111594" calcext:value-type="float">
            <text:p>38111594</text:p>
          </table:table-cell>
          <table:table-cell table:formula="of:=[.F9]/1000/60/60" office:value-type="float" office:value="10.5865538888889" calcext:value-type="float">
            <text:p>10.5865538889</text:p>
          </table:table-cell>
        </table:table-row>
        <table:table-row table:style-name="ro1">
          <table:table-cell office:value-type="float" office:value="61604" calcext:value-type="float">
            <text:p>61604</text:p>
          </table:table-cell>
          <table:table-cell office:value-type="float" office:value="2997" calcext:value-type="float">
            <text:p>2997</text:p>
          </table:table-cell>
          <table:table-cell office:value-type="string" calcext:value-type="string">
            <text:p>editorial (brown)</text:p>
          </table:table-cell>
          <table:table-cell office:value-type="float" office:value="19749739" calcext:value-type="float">
            <text:p>19749739</text:p>
          </table:table-cell>
          <table:table-cell table:formula="of:=[.D10]/1000/60/60" office:value-type="float" office:value="5.48603861111111" calcext:value-type="float">
            <text:p>5.4860386111</text:p>
          </table:table-cell>
          <table:table-cell/>
          <table:table-cell table:formula="of:=[.F10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96" calcext:value-type="float">
            <text:p>173096</text:p>
          </table:table-cell>
          <table:table-cell office:value-type="float" office:value="7209" calcext:value-type="float">
            <text:p>7209</text:p>
          </table:table-cell>
          <table:table-cell office:value-type="string" calcext:value-type="string">
            <text:p>belles_lettres (brown)</text:p>
          </table:table-cell>
          <table:table-cell/>
          <table:table-cell table:formula="of:=[.D11]/1000/60/60" office:value-type="float" office:value="0" calcext:value-type="float">
            <text:p>0</text:p>
          </table:table-cell>
          <table:table-cell/>
          <table:table-cell table:formula="of:=[.F11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0" calcext:value-type="float">
            <text:p>14470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cience_fiction (brown)</text:p>
          </table:table-cell>
          <table:table-cell office:value-type="float" office:value="5461418" calcext:value-type="float">
            <text:p>5461418</text:p>
          </table:table-cell>
          <table:table-cell table:formula="of:=[.D12]/1000/60/60" office:value-type="float" office:value="1.51706055555556" calcext:value-type="float">
            <text:p>1.5170605556</text:p>
          </table:table-cell>
          <table:table-cell/>
          <table:table-cell table:formula="of:=[.F12]/1000/60/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88" calcext:value-type="float">
            <text:p>181888</text:p>
          </table:table-cell>
          <table:table-cell office:value-type="float" office:value="7734" calcext:value-type="float">
            <text:p>7734</text:p>
          </table:table-cell>
          <table:table-cell office:value-type="string" calcext:value-type="string">
            <text:p>learned (brown)</text:p>
          </table:table-cell>
          <table:table-cell office:value-type="float" office:value="54509260" calcext:value-type="float">
            <text:p>54509260</text:p>
          </table:table-cell>
          <table:table-cell table:formula="of:=[.D13]/1000/60/60" office:value-type="float" office:value="15.1414611111111" calcext:value-type="float">
            <text:p>15.1414611111</text:p>
          </table:table-cell>
          <table:table-cell/>
          <table:table-cell table:formula="of:=[.F13]/1000/60/6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4:00:15.835948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6T15:42:21.256826808</dc:date>
    <meta:editing-duration>PT9H42M48S</meta:editing-duration>
    <meta:editing-cycles>22</meta:editing-cycles>
    <meta:generator>LibreOffice/4.2.8.2$Linux_X86_64 LibreOffice_project/420m0$Build-2</meta:generator>
    <meta:document-statistic meta:table-count="1" meta:cell-count="78" meta:object-count="0"/>
  </office:meta>
</office:document-meta>
</file>